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0.3937in"/>
    </style:style>
    <style:style style:name="co2" style:family="table-column">
      <style:table-column-properties fo:break-before="auto" style:column-width="0.62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2"/>
        <table:table-column table:style-name="co3" table:default-cell-style-name="ce1"/>
        <table:table-row table:style-name="ro1">
          <table:table-cell/>
          <table:table-cell office:value-type="string" calcext:value-type="string">
            <text:p>Gesamt</text:p>
          </table:table-cell>
          <table:table-cell office:value-type="string" calcext:value-type="string">
            <text:p>Erreichte Punktzahl</text:p>
          </table:table-cell>
          <table:table-cell office:value-type="string" calcext:value-type="string">
            <text:p>Projekt</text:p>
          </table:table-cell>
          <table:table-cell table:style-name="Default" office:value-type="string" calcext:value-type="string">
            <text:p>Projektpunkte</text:p>
          </table:table-cell>
          <table:table-cell table:style-name="Default" office:value-type="string" calcext:value-type="string">
            <text:p>Erreichte Projektpunkte</text:p>
          </table:table-cell>
          <table:table-cell table:style-name="Default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table:formula="of:=IF([.$D2]=&quot;Projekt&quot;;[.B2];&quot;&quot;)">
            <text:p/>
          </table:table-cell>
          <table:table-cell table:formula="of:=IF([.$D2]=&quot;Projekt&quot;;[.C2];&quot;&quot;)">
            <text:p/>
          </table:table-cell>
          <table:table-cell table:formula="of:=IF([.$D2]=&quot;Projekt&quot;;[.F2]/[.E2];&quot;&quot;)">
            <text:p/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IF([.$D3]=&quot;Projekt&quot;;[.B3];&quot;&quot;)">
            <text:p/>
          </table:table-cell>
          <table:table-cell table:formula="of:=IF([.$D3]=&quot;Projekt&quot;;[.C3];&quot;&quot;)">
            <text:p/>
          </table:table-cell>
          <table:table-cell table:formula="of:=IF([.$D3]=&quot;Projekt&quot;;[.F3]/[.E3];&quot;&quot;)">
            <text:p/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$D4]=&quot;Projekt&quot;;[.B4];&quot;&quot;)">
            <text:p/>
          </table:table-cell>
          <table:table-cell table:formula="of:=IF([.$D4]=&quot;Projekt&quot;;[.C4];&quot;&quot;)">
            <text:p/>
          </table:table-cell>
          <table:table-cell table:formula="of:=IF([.$D4]=&quot;Projekt&quot;;[.F4]/[.E4];&quot;&quot;)">
            <text:p/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$D5]=&quot;Projekt&quot;;[.B5];&quot;&quot;)">
            <text:p/>
          </table:table-cell>
          <table:table-cell table:formula="of:=IF([.$D5]=&quot;Projekt&quot;;[.C5];&quot;&quot;)">
            <text:p/>
          </table:table-cell>
          <table:table-cell table:formula="of:=IF([.$D5]=&quot;Projekt&quot;;[.F5]/[.E5];&quot;&quot;)">
            <text:p/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Projekt</text:p>
          </table:table-cell>
          <table:table-cell table:formula="of:=IF([.$D6]=&quot;Projekt&quot;;[.B6];&quot;&quot;)" office:value-type="float" office:value="8" calcext:value-type="float">
            <text:p>8</text:p>
          </table:table-cell>
          <table:table-cell table:formula="of:=IF([.$D6]=&quot;Projekt&quot;;[.C6];&quot;&quot;)" office:value-type="float" office:value="4.5" calcext:value-type="float">
            <text:p>4.5</text:p>
          </table:table-cell>
          <table:table-cell table:formula="of:=IF([.$D6]=&quot;Projekt&quot;;[.F6]/[.E6];&quot;&quot;)" office:value-type="percentage" office:value="0.5625" calcext:value-type="percentage">
            <text:p>56.25%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jekt</text:p>
          </table:table-cell>
          <table:table-cell table:formula="of:=IF([.$D7]=&quot;Projekt&quot;;[.B7];&quot;&quot;)" office:value-type="float" office:value="4" calcext:value-type="float">
            <text:p>4</text:p>
          </table:table-cell>
          <table:table-cell table:formula="of:=IF([.$D7]=&quot;Projekt&quot;;[.C7];&quot;&quot;)" office:value-type="float" office:value="3" calcext:value-type="float">
            <text:p>3</text:p>
          </table:table-cell>
          <table:table-cell table:formula="of:=IF([.$D7]=&quot;Projekt&quot;;[.F7]/[.E7];&quot;&quot;)" office:value-type="percentage" office:value="0.75" calcext:value-type="percentage">
            <text:p>75.00%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IF([.$D8]=&quot;Projekt&quot;;[.B8];&quot;&quot;)">
            <text:p/>
          </table:table-cell>
          <table:table-cell table:formula="of:=IF([.$D8]=&quot;Projekt&quot;;[.C8];&quot;&quot;)">
            <text:p/>
          </table:table-cell>
          <table:table-cell table:formula="of:=IF([.$D8]=&quot;Projekt&quot;;[.F8]/[.E8];&quot;&quot;)">
            <text:p/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IF([.$D9]=&quot;Projekt&quot;;[.B9];&quot;&quot;)">
            <text:p/>
          </table:table-cell>
          <table:table-cell table:formula="of:=IF([.$D9]=&quot;Projekt&quot;;[.C9];&quot;&quot;)">
            <text:p/>
          </table:table-cell>
          <table:table-cell table:formula="of:=IF([.$D9]=&quot;Projekt&quot;;[.F9]/[.E9];&quot;&quot;)">
            <text:p/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$D10]=&quot;Projekt&quot;;[.B10];&quot;&quot;)">
            <text:p/>
          </table:table-cell>
          <table:table-cell table:formula="of:=IF([.$D10]=&quot;Projekt&quot;;[.C10];&quot;&quot;)">
            <text:p/>
          </table:table-cell>
          <table:table-cell table:formula="of:=IF([.$D10]=&quot;Projekt&quot;;[.F10]/[.E10];&quot;&quot;)">
            <text:p/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IF([.$D11]=&quot;Projekt&quot;;[.B11];&quot;&quot;)">
            <text:p/>
          </table:table-cell>
          <table:table-cell table:formula="of:=IF([.$D11]=&quot;Projekt&quot;;[.C11];&quot;&quot;)">
            <text:p/>
          </table:table-cell>
          <table:table-cell table:formula="of:=IF([.$D11]=&quot;Projekt&quot;;[.F11]/[.E11];&quot;&quot;)">
            <text:p/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rojekt</text:p>
          </table:table-cell>
          <table:table-cell table:formula="of:=IF([.$D12]=&quot;Projekt&quot;;[.B12];&quot;&quot;)" office:value-type="float" office:value="4" calcext:value-type="float">
            <text:p>4</text:p>
          </table:table-cell>
          <table:table-cell table:formula="of:=IF([.$D12]=&quot;Projekt&quot;;[.C12];&quot;&quot;)" office:value-type="float" office:value="4" calcext:value-type="float">
            <text:p>4</text:p>
          </table:table-cell>
          <table:table-cell table:formula="of:=IF([.$D12]=&quot;Projekt&quot;;[.F12]/[.E12];&quot;&quot;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3" calcext:value-type="float">
            <text:p>13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rojekt</text:p>
          </table:table-cell>
          <table:table-cell table:formula="of:=IF([.$D13]=&quot;Projekt&quot;;[.B13];&quot;&quot;)" office:value-type="float" office:value="13" calcext:value-type="float">
            <text:p>13</text:p>
          </table:table-cell>
          <table:table-cell table:formula="of:=IF([.$D13]=&quot;Projekt&quot;;[.C13];&quot;&quot;)" office:value-type="float" office:value="8.5" calcext:value-type="float">
            <text:p>8.5</text:p>
          </table:table-cell>
          <table:table-cell table:formula="of:=IF([.$D13]=&quot;Projekt&quot;;[.F13]/[.E13];&quot;&quot;)" office:value-type="percentage" office:value="0.653846153846154" calcext:value-type="percentage">
            <text:p>65.38%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$D14]=&quot;Projekt&quot;;[.B14];&quot;&quot;)">
            <text:p/>
          </table:table-cell>
          <table:table-cell table:formula="of:=IF([.$D14]=&quot;Projekt&quot;;[.C14];&quot;&quot;)">
            <text:p/>
          </table:table-cell>
          <table:table-cell table:formula="of:=IF([.$D14]=&quot;Projekt&quot;;[.F14]/[.E14];&quot;&quot;)">
            <text:p/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IF([.$D15]=&quot;Projekt&quot;;[.B15];&quot;&quot;)">
            <text:p/>
          </table:table-cell>
          <table:table-cell table:formula="of:=IF([.$D15]=&quot;Projekt&quot;;[.C15];&quot;&quot;)">
            <text:p/>
          </table:table-cell>
          <table:table-cell table:formula="of:=IF([.$D15]=&quot;Projekt&quot;;[.F15]/[.E15];&quot;&quot;)">
            <text:p/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IF([.$D16]=&quot;Projekt&quot;;[.B16];&quot;&quot;)">
            <text:p/>
          </table:table-cell>
          <table:table-cell table:formula="of:=IF([.$D16]=&quot;Projekt&quot;;[.C16];&quot;&quot;)">
            <text:p/>
          </table:table-cell>
          <table:table-cell table:formula="of:=IF([.$D16]=&quot;Projekt&quot;;[.F16]/[.E16];&quot;&quot;)">
            <text:p/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rojekt</text:p>
          </table:table-cell>
          <table:table-cell table:formula="of:=IF([.$D17]=&quot;Projekt&quot;;[.B17];&quot;&quot;)" office:value-type="float" office:value="10" calcext:value-type="float">
            <text:p>10</text:p>
          </table:table-cell>
          <table:table-cell table:formula="of:=IF([.$D17]=&quot;Projekt&quot;;[.C17];&quot;&quot;)" office:value-type="float" office:value="10" calcext:value-type="float">
            <text:p>10</text:p>
          </table:table-cell>
          <table:table-cell table:formula="of:=IF([.$D17]=&quot;Projekt&quot;;[.F17]/[.E17];&quot;&quot;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2" calcext:value-type="float">
            <text:p>12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Projekt</text:p>
          </table:table-cell>
          <table:table-cell table:formula="of:=IF([.$D18]=&quot;Projekt&quot;;[.B18];&quot;&quot;)" office:value-type="float" office:value="12" calcext:value-type="float">
            <text:p>12</text:p>
          </table:table-cell>
          <table:table-cell table:formula="of:=IF([.$D18]=&quot;Projekt&quot;;[.C18];&quot;&quot;)" office:value-type="float" office:value="7.75" calcext:value-type="float">
            <text:p>7.75</text:p>
          </table:table-cell>
          <table:table-cell table:formula="of:=IF([.$D18]=&quot;Projekt&quot;;[.F18]/[.E18];&quot;&quot;)" office:value-type="percentage" office:value="0.645833333333333" calcext:value-type="percentage">
            <text:p>64.58%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jekt</text:p>
          </table:table-cell>
          <table:table-cell table:formula="of:=IF([.$D19]=&quot;Projekt&quot;;[.B19];&quot;&quot;)" office:value-type="float" office:value="6" calcext:value-type="float">
            <text:p>6</text:p>
          </table:table-cell>
          <table:table-cell table:formula="of:=IF([.$D19]=&quot;Projekt&quot;;[.C19];&quot;&quot;)" office:value-type="float" office:value="5" calcext:value-type="float">
            <text:p>5</text:p>
          </table:table-cell>
          <table:table-cell table:formula="of:=IF([.$D19]=&quot;Projekt&quot;;[.F19]/[.E19];&quot;&quot;)" office:value-type="percentage" office:value="0.833333333333333" calcext:value-type="percentage">
            <text:p>83.33%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$D20]=&quot;Projekt&quot;;[.B20];&quot;&quot;)">
            <text:p/>
          </table:table-cell>
          <table:table-cell table:formula="of:=IF([.$D20]=&quot;Projekt&quot;;[.C20];&quot;&quot;)">
            <text:p/>
          </table:table-cell>
          <table:table-cell table:formula="of:=IF([.$D20]=&quot;Projekt&quot;;[.F20]/[.E20];&quot;&quot;)">
            <text:p/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$D21]=&quot;Projekt&quot;;[.B21];&quot;&quot;)">
            <text:p/>
          </table:table-cell>
          <table:table-cell table:formula="of:=IF([.$D21]=&quot;Projekt&quot;;[.C21];&quot;&quot;)">
            <text:p/>
          </table:table-cell>
          <table:table-cell table:formula="of:=IF([.$D21]=&quot;Projekt&quot;;[.F21]/[.E21];&quot;&quot;)">
            <text:p/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jekt</text:p>
          </table:table-cell>
          <table:table-cell table:formula="of:=IF([.$D22]=&quot;Projekt&quot;;[.B22];&quot;&quot;)" office:value-type="float" office:value="12" calcext:value-type="float">
            <text:p>12</text:p>
          </table:table-cell>
          <table:table-cell table:formula="of:=IF([.$D22]=&quot;Projekt&quot;;[.C22];&quot;&quot;)" office:value-type="float" office:value="8" calcext:value-type="float">
            <text:p>8</text:p>
          </table:table-cell>
          <table:table-cell table:formula="of:=IF([.$D22]=&quot;Projekt&quot;;[.F22]/[.E22];&quot;&quot;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IF([.$D23]=&quot;Projekt&quot;;[.B23];&quot;&quot;)">
            <text:p/>
          </table:table-cell>
          <table:table-cell table:formula="of:=IF([.$D23]=&quot;Projekt&quot;;[.C23];&quot;&quot;)">
            <text:p/>
          </table:table-cell>
          <table:table-cell table:formula="of:=IF([.$D23]=&quot;Projekt&quot;;[.F23]/[.E23];&quot;&quot;)">
            <text:p/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$D24]=&quot;Projekt&quot;;[.B24];&quot;&quot;)">
            <text:p/>
          </table:table-cell>
          <table:table-cell table:formula="of:=IF([.$D24]=&quot;Projekt&quot;;[.C24];&quot;&quot;)">
            <text:p/>
          </table:table-cell>
          <table:table-cell table:formula="of:=IF([.$D24]=&quot;Projekt&quot;;[.F24]/[.E24];&quot;&quot;)">
            <text:p/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$D25]=&quot;Projekt&quot;;[.B25];&quot;&quot;)">
            <text:p/>
          </table:table-cell>
          <table:table-cell table:formula="of:=IF([.$D25]=&quot;Projekt&quot;;[.C25];&quot;&quot;)">
            <text:p/>
          </table:table-cell>
          <table:table-cell table:formula="of:=IF([.$D25]=&quot;Projekt&quot;;[.F25]/[.E25];&quot;&quot;)">
            <text:p/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jekt</text:p>
          </table:table-cell>
          <table:table-cell table:formula="of:=IF([.$D26]=&quot;Projekt&quot;;[.B26];&quot;&quot;)" office:value-type="float" office:value="10" calcext:value-type="float">
            <text:p>10</text:p>
          </table:table-cell>
          <table:table-cell table:formula="of:=IF([.$D26]=&quot;Projekt&quot;;[.C26];&quot;&quot;)" office:value-type="float" office:value="8" calcext:value-type="float">
            <text:p>8</text:p>
          </table:table-cell>
          <table:table-cell table:formula="of:=IF([.$D26]=&quot;Projekt&quot;;[.F26]/[.E26];&quot;&quot;)"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$D27]=&quot;Projekt&quot;;[.B27];&quot;&quot;)">
            <text:p/>
          </table:table-cell>
          <table:table-cell table:formula="of:=IF([.$D27]=&quot;Projekt&quot;;[.C27];&quot;&quot;)">
            <text:p/>
          </table:table-cell>
          <table:table-cell table:formula="of:=IF([.$D27]=&quot;Projekt&quot;;[.F27]/[.E27];&quot;&quot;)">
            <text:p/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2" calcext:value-type="float">
            <text:p>12</text:p>
          </table:table-cell>
          <table:table-cell office:value-type="float" office:value="7.25" calcext:value-type="float">
            <text:p>7.25</text:p>
          </table:table-cell>
          <table:table-cell/>
          <table:table-cell table:formula="of:=IF([.$D28]=&quot;Projekt&quot;;[.B28];&quot;&quot;)">
            <text:p/>
          </table:table-cell>
          <table:table-cell table:formula="of:=IF([.$D28]=&quot;Projekt&quot;;[.C28];&quot;&quot;)">
            <text:p/>
          </table:table-cell>
          <table:table-cell table:formula="of:=IF([.$D28]=&quot;Projekt&quot;;[.F28]/[.E28];&quot;&quot;)">
            <text:p/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/>
          <table:table-cell table:formula="of:=IF([.$D29]=&quot;Projekt&quot;;[.B29];&quot;&quot;)">
            <text:p/>
          </table:table-cell>
          <table:table-cell table:formula="of:=IF([.$D29]=&quot;Projekt&quot;;[.C29];&quot;&quot;)">
            <text:p/>
          </table:table-cell>
          <table:table-cell table:formula="of:=IF([.$D29]=&quot;Projekt&quot;;[.F29]/[.E29];&quot;&quot;)">
            <text:p/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2" calcext:value-type="float">
            <text:p>12</text:p>
          </table:table-cell>
          <table:table-cell office:value-type="float" office:value="9.25" calcext:value-type="float">
            <text:p>9.25</text:p>
          </table:table-cell>
          <table:table-cell/>
          <table:table-cell table:formula="of:=IF([.$D30]=&quot;Projekt&quot;;[.B30];&quot;&quot;)">
            <text:p/>
          </table:table-cell>
          <table:table-cell table:formula="of:=IF([.$D30]=&quot;Projekt&quot;;[.C30];&quot;&quot;)">
            <text:p/>
          </table:table-cell>
          <table:table-cell table:formula="of:=IF([.$D30]=&quot;Projekt&quot;;[.F30]/[.E30];&quot;&quot;)">
            <text:p/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1" calcext:value-type="float">
            <text:p>11</text:p>
          </table:table-cell>
          <table:table-cell office:value-type="float" office:value="10.75" calcext:value-type="float">
            <text:p>10.75</text:p>
          </table:table-cell>
          <table:table-cell/>
          <table:table-cell table:formula="of:=IF([.$D31]=&quot;Projekt&quot;;[.B31];&quot;&quot;)">
            <text:p/>
          </table:table-cell>
          <table:table-cell table:formula="of:=IF([.$D31]=&quot;Projekt&quot;;[.C31];&quot;&quot;)">
            <text:p/>
          </table:table-cell>
          <table:table-cell table:formula="of:=IF([.$D31]=&quot;Projekt&quot;;[.F31]/[.E31];&quot;&quot;)">
            <text:p/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jekt</text:p>
          </table:table-cell>
          <table:table-cell table:formula="of:=IF([.$D32]=&quot;Projekt&quot;;[.B32];&quot;&quot;)" office:value-type="float" office:value="12" calcext:value-type="float">
            <text:p>12</text:p>
          </table:table-cell>
          <table:table-cell table:formula="of:=IF([.$D32]=&quot;Projekt&quot;;[.C32];&quot;&quot;)" office:value-type="float" office:value="8" calcext:value-type="float">
            <text:p>8</text:p>
          </table:table-cell>
          <table:table-cell table:formula="of:=IF([.$D32]=&quot;Projekt&quot;;[.F32]/[.E32];&quot;&quot;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$D33]=&quot;Projekt&quot;;[.B33];&quot;&quot;)">
            <text:p/>
          </table:table-cell>
          <table:table-cell table:formula="of:=IF([.$D33]=&quot;Projekt&quot;;[.C33];&quot;&quot;)">
            <text:p/>
          </table:table-cell>
          <table:table-cell table:formula="of:=IF([.$D33]=&quot;Projekt&quot;;[.F33]/[.E33];&quot;&quot;)">
            <text:p/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9" calcext:value-type="float">
            <text:p>19</text:p>
          </table:table-cell>
          <table:table-cell office:value-type="float" office:value="12.75" calcext:value-type="float">
            <text:p>12.75</text:p>
          </table:table-cell>
          <table:table-cell/>
          <table:table-cell table:formula="of:=IF([.$D34]=&quot;Projekt&quot;;[.B34];&quot;&quot;)">
            <text:p/>
          </table:table-cell>
          <table:table-cell table:formula="of:=IF([.$D34]=&quot;Projekt&quot;;[.C34];&quot;&quot;)">
            <text:p/>
          </table:table-cell>
          <table:table-cell table:formula="of:=IF([.$D34]=&quot;Projekt&quot;;[.F34]/[.E34];&quot;&quot;)">
            <text:p/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jekt</text:p>
          </table:table-cell>
          <table:table-cell table:formula="of:=IF([.$D35]=&quot;Projekt&quot;;[.B35];&quot;&quot;)" office:value-type="float" office:value="12" calcext:value-type="float">
            <text:p>12</text:p>
          </table:table-cell>
          <table:table-cell table:formula="of:=IF([.$D35]=&quot;Projekt&quot;;[.C35];&quot;&quot;)" office:value-type="float" office:value="4" calcext:value-type="float">
            <text:p>4</text:p>
          </table:table-cell>
          <table:table-cell table:formula="of:=IF([.$D35]=&quot;Projekt&quot;;[.F35]/[.E35];&quot;&quot;)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rojekt</text:p>
          </table:table-cell>
          <table:table-cell table:formula="of:=IF([.$D36]=&quot;Projekt&quot;;[.B36];&quot;&quot;)" office:value-type="float" office:value="6" calcext:value-type="float">
            <text:p>6</text:p>
          </table:table-cell>
          <table:table-cell table:formula="of:=IF([.$D36]=&quot;Projekt&quot;;[.C36];&quot;&quot;)" office:value-type="float" office:value="6" calcext:value-type="float">
            <text:p>6</text:p>
          </table:table-cell>
          <table:table-cell table:formula="of:=IF([.$D36]=&quot;Projekt&quot;;[.F36]/[.E36];&quot;&quot;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IF([.$D37]=&quot;Projekt&quot;;[.B37];&quot;&quot;)">
            <text:p/>
          </table:table-cell>
          <table:table-cell table:formula="of:=IF([.$D37]=&quot;Projekt&quot;;[.C37];&quot;&quot;)">
            <text:p/>
          </table:table-cell>
          <table:table-cell table:formula="of:=IF([.$D37]=&quot;Projekt&quot;;[.F37]/[.E37];&quot;&quot;)">
            <text:p/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$D38]=&quot;Projekt&quot;;[.B38];&quot;&quot;)">
            <text:p/>
          </table:table-cell>
          <table:table-cell table:formula="of:=IF([.$D38]=&quot;Projekt&quot;;[.C38];&quot;&quot;)">
            <text:p/>
          </table:table-cell>
          <table:table-cell table:formula="of:=IF([.$D38]=&quot;Projekt&quot;;[.F38]/[.E38];&quot;&quot;)">
            <text:p/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[.$D39]=&quot;Projekt&quot;;[.B39];&quot;&quot;)">
            <text:p/>
          </table:table-cell>
          <table:table-cell table:formula="of:=IF([.$D39]=&quot;Projekt&quot;;[.C39];&quot;&quot;)">
            <text:p/>
          </table:table-cell>
          <table:table-cell table:formula="of:=IF([.$D39]=&quot;Projekt&quot;;[.F39]/[.E39];&quot;&quot;)">
            <text:p/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$D40]=&quot;Projekt&quot;;[.B40];&quot;&quot;)">
            <text:p/>
          </table:table-cell>
          <table:table-cell table:formula="of:=IF([.$D40]=&quot;Projekt&quot;;[.C40];&quot;&quot;)">
            <text:p/>
          </table:table-cell>
          <table:table-cell table:formula="of:=IF([.$D40]=&quot;Projekt&quot;;[.F40]/[.E40];&quot;&quot;)">
            <text:p/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$D41]=&quot;Projekt&quot;;[.B41];&quot;&quot;)">
            <text:p/>
          </table:table-cell>
          <table:table-cell table:formula="of:=IF([.$D41]=&quot;Projekt&quot;;[.C41];&quot;&quot;)">
            <text:p/>
          </table:table-cell>
          <table:table-cell table:formula="of:=IF([.$D41]=&quot;Projekt&quot;;[.F41]/[.E41];&quot;&quot;)">
            <text:p/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$D42]=&quot;Projekt&quot;;[.B42];&quot;&quot;)">
            <text:p/>
          </table:table-cell>
          <table:table-cell table:formula="of:=IF([.$D42]=&quot;Projekt&quot;;[.C42];&quot;&quot;)">
            <text:p/>
          </table:table-cell>
          <table:table-cell table:formula="of:=IF([.$D42]=&quot;Projekt&quot;;[.F42]/[.E42];&quot;&quot;)">
            <text:p/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rojekt</text:p>
          </table:table-cell>
          <table:table-cell table:formula="of:=IF([.$D43]=&quot;Projekt&quot;;[.B43];&quot;&quot;)" office:value-type="float" office:value="4" calcext:value-type="float">
            <text:p>4</text:p>
          </table:table-cell>
          <table:table-cell table:formula="of:=IF([.$D43]=&quot;Projekt&quot;;[.C43];&quot;&quot;)" office:value-type="float" office:value="4" calcext:value-type="float">
            <text:p>4</text:p>
          </table:table-cell>
          <table:table-cell table:formula="of:=IF([.$D43]=&quot;Projekt&quot;;[.F43]/[.E43];&quot;&quot;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[.$D44]=&quot;Projekt&quot;;[.B44];&quot;&quot;)">
            <text:p/>
          </table:table-cell>
          <table:table-cell table:formula="of:=IF([.$D44]=&quot;Projekt&quot;;[.C44];&quot;&quot;)">
            <text:p/>
          </table:table-cell>
          <table:table-cell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$D45]=&quot;Projekt&quot;;[.B45];&quot;&quot;)">
            <text:p/>
          </table:table-cell>
          <table:table-cell table:formula="of:=IF([.$D45]=&quot;Projekt&quot;;[.C45];&quot;&quot;)">
            <text:p/>
          </table:table-cell>
          <table:table-cell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$D46]=&quot;Projekt&quot;;[.B46];&quot;&quot;)">
            <text:p/>
          </table:table-cell>
          <table:table-cell table:formula="of:=IF([.$D46]=&quot;Projekt&quot;;[.C46];&quot;&quot;)">
            <text:p/>
          </table:table-cell>
          <table:table-cell/>
        </table:table-row>
        <table:table-row table:style-name="ro1">
          <table:table-cell office:value-type="float" office:value="10.4" calcext:value-type="float">
            <text:p>10.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rojekt</text:p>
          </table:table-cell>
          <table:table-cell table:formula="of:=IF([.$D47]=&quot;Projekt&quot;;[.B47];&quot;&quot;)" office:value-type="float" office:value="4" calcext:value-type="float">
            <text:p>4</text:p>
          </table:table-cell>
          <table:table-cell table:formula="of:=IF([.$D47]=&quot;Projekt&quot;;[.C47];&quot;&quot;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jekt</text:p>
          </table:table-cell>
          <table:table-cell table:formula="of:=IF([.$D48]=&quot;Projekt&quot;;[.B48];&quot;&quot;)" office:value-type="float" office:value="6" calcext:value-type="float">
            <text:p>6</text:p>
          </table:table-cell>
          <table:table-cell table:formula="of:=IF([.$D48]=&quot;Projekt&quot;;[.C48];&quot;&quot;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$D49]=&quot;Projekt&quot;;[.B49];&quot;&quot;)">
            <text:p/>
          </table:table-cell>
          <table:table-cell table:formula="of:=IF([.$D49]=&quot;Projekt&quot;;[.C49];&quot;&quot;)">
            <text:p/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$D50]=&quot;Projekt&quot;;[.B50];&quot;&quot;)">
            <text:p/>
          </table:table-cell>
          <table:table-cell table:formula="of:=IF([.$D50]=&quot;Projekt&quot;;[.C50];&quot;&quot;)">
            <text:p/>
          </table:table-cell>
          <table:table-cell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jekt</text:p>
          </table:table-cell>
          <table:table-cell table:formula="of:=IF([.$D51]=&quot;Projekt&quot;;[.B51];&quot;&quot;)" office:value-type="float" office:value="17" calcext:value-type="float">
            <text:p>17</text:p>
          </table:table-cell>
          <table:table-cell table:formula="of:=IF([.$D51]=&quot;Projekt&quot;;[.C51];&quot;&quot;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1.2" calcext:value-type="float">
            <text:p>11.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rojekt</text:p>
          </table:table-cell>
          <table:table-cell table:formula="of:=IF([.$D52]=&quot;Projekt&quot;;[.B52];&quot;&quot;)" office:value-type="float" office:value="7" calcext:value-type="float">
            <text:p>7</text:p>
          </table:table-cell>
          <table:table-cell table:formula="of:=IF([.$D52]=&quot;Projekt&quot;;[.C52];&quot;&quot;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$D53]=&quot;Projekt&quot;;[.B53];&quot;&quot;)">
            <text:p/>
          </table:table-cell>
          <table:table-cell table:formula="of:=IF([.$D53]=&quot;Projekt&quot;;[.C53];&quot;&quot;)">
            <text:p/>
          </table:table-cell>
          <table:table-cell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$D54]=&quot;Projekt&quot;;[.B54];&quot;&quot;)">
            <text:p/>
          </table:table-cell>
          <table:table-cell table:formula="of:=IF([.$D54]=&quot;Projekt&quot;;[.C54];&quot;&quot;)">
            <text:p/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jekt</text:p>
          </table:table-cell>
          <table:table-cell table:formula="of:=IF([.$D55]=&quot;Projekt&quot;;[.B55];&quot;&quot;)" office:value-type="float" office:value="8" calcext:value-type="float">
            <text:p>8</text:p>
          </table:table-cell>
          <table:table-cell table:formula="of:=IF([.$D55]=&quot;Projekt&quot;;[.C55];&quot;&quot;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jekt</text:p>
          </table:table-cell>
          <table:table-cell table:formula="of:=IF([.$D56]=&quot;Projekt&quot;;[.B56];&quot;&quot;)" office:value-type="float" office:value="18" calcext:value-type="float">
            <text:p>18</text:p>
          </table:table-cell>
          <table:table-cell table:formula="of:=IF([.$D56]=&quot;Projekt&quot;;[.C56];&quot;&quot;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.3" calcext:value-type="float">
            <text:p>12.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rojekt</text:p>
          </table:table-cell>
          <table:table-cell table:formula="of:=IF([.$D57]=&quot;Projekt&quot;;[.B57];&quot;&quot;)" office:value-type="float" office:value="8" calcext:value-type="float">
            <text:p>8</text:p>
          </table:table-cell>
          <table:table-cell table:formula="of:=IF([.$D57]=&quot;Projekt&quot;;[.C57];&quot;&quot;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$D58]=&quot;Projekt&quot;;[.B58];&quot;&quot;)">
            <text:p/>
          </table:table-cell>
          <table:table-cell table:formula="of:=IF([.$D58]=&quot;Projekt&quot;;[.C58];&quot;&quot;)">
            <text:p/>
          </table:table-cell>
          <table:table-cell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$D59]=&quot;Projekt&quot;;[.B59];&quot;&quot;)">
            <text:p/>
          </table:table-cell>
          <table:table-cell table:formula="of:=IF([.$D59]=&quot;Projekt&quot;;[.C59];&quot;&quot;)">
            <text:p/>
          </table:table-cell>
          <table:table-cell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jekt</text:p>
          </table:table-cell>
          <table:table-cell table:formula="of:=IF([.$D60]=&quot;Projekt&quot;;[.B60];&quot;&quot;)" office:value-type="float" office:value="15" calcext:value-type="float">
            <text:p>15</text:p>
          </table:table-cell>
          <table:table-cell table:formula="of:=IF([.$D60]=&quot;Projekt&quot;;[.C60];&quot;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jekt</text:p>
          </table:table-cell>
          <table:table-cell table:formula="of:=IF([.$D61]=&quot;Projekt&quot;;[.B61];&quot;&quot;)" office:value-type="float" office:value="10" calcext:value-type="float">
            <text:p>10</text:p>
          </table:table-cell>
          <table:table-cell table:formula="of:=IF([.$D61]=&quot;Projekt&quot;;[.C61];&quot;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$D62]=&quot;Projekt&quot;;[.B62];&quot;&quot;)">
            <text:p/>
          </table:table-cell>
          <table:table-cell table:formula="of:=IF([.$D62]=&quot;Projekt&quot;;[.C62];&quot;&quot;)">
            <text:p/>
          </table:table-cell>
          <table:table-cell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$D63]=&quot;Projekt&quot;;[.B63];&quot;&quot;)">
            <text:p/>
          </table:table-cell>
          <table:table-cell table:formula="of:=IF([.$D63]=&quot;Projekt&quot;;[.C63];&quot;&quot;)">
            <text:p/>
          </table:table-cell>
          <table:table-cell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$D64]=&quot;Projekt&quot;;[.B64];&quot;&quot;)">
            <text:p/>
          </table:table-cell>
          <table:table-cell table:formula="of:=IF([.$D64]=&quot;Projekt&quot;;[.C64];&quot;&quot;)">
            <text:p/>
          </table:table-cell>
          <table:table-cell/>
        </table:table-row>
        <table:table-row table:style-name="ro1">
          <table:table-cell/>
          <table:table-cell table:formula="of:=SUM([.B2:.B64])" office:value-type="float" office:value="527" calcext:value-type="float">
            <text:p>527</text:p>
          </table:table-cell>
          <table:table-cell table:formula="of:=SUM([.C2:.C64])" office:value-type="float" office:value="327.75" calcext:value-type="float">
            <text:p>327.75</text:p>
          </table:table-cell>
          <table:table-cell/>
          <table:table-cell table:style-name="Default" table:formula="of:=SUM([.E44:.E64])" office:value-type="float" office:value="93" calcext:value-type="float">
            <text:p>93</text:p>
          </table:table-cell>
          <table:table-cell table:style-name="Default" table:formula="of:=SUM([.F44:.F64])" office:value-type="float" office:value="53" calcext:value-type="float">
            <text:p>53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1" table:formula="of:=[.C65]/[.B65]" office:value-type="percentage" office:value="0.621916508538899" calcext:value-type="percentage">
            <text:p>62.19%</text:p>
          </table:table-cell>
          <table:table-cell/>
          <table:table-cell table:style-name="Default"/>
          <table:table-cell table:style-name="ce1" table:formula="of:=[.F65]/[.E65]" office:value-type="percentage" office:value="0.56989247311828" calcext:value-type="percentage">
            <text:p>56.99%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5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5T10:53:54.673917900</meta:creation-date>
    <dc:date>2014-01-25T11:12:23.478337218</dc:date>
    <meta:editing-duration>PT2M8S</meta:editing-duration>
    <meta:editing-cycles>1</meta:editing-cycles>
    <meta:document-statistic meta:table-count="1" meta:cell-count="390" meta:object-count="0"/>
    <meta:generator>LibreOffice/4.1.4.2$Linux_X86_64 LibreOffice_project/410m0$Build-2</meta:generator>
  </office:meta>
</office:document-meta>
</file>